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09acd5" officeooo:paragraph-rsid="0009acd5"/>
    </style:style>
    <style:style style:name="P2" style:family="paragraph" style:parent-style-name="Standard">
      <style:paragraph-properties fo:text-align="center" style:justify-single-word="false"/>
      <style:text-properties style:font-name="Liberation Serif" fo:font-size="16pt" fo:font-weight="bold" officeooo:rsid="0009acd5" officeooo:paragraph-rsid="0009acd5" style:font-size-asian="14pt" style:font-weight-asian="bold" style:font-size-complex="16pt" style:font-weight-complex="bold"/>
    </style:style>
    <style:style style:name="P3" style:family="paragraph" style:parent-style-name="Standard">
      <style:paragraph-properties fo:text-align="justify" style:justify-single-word="false"/>
      <style:text-properties style:font-name="Liberation Serif" fo:font-size="12pt" fo:font-weight="normal" officeooo:rsid="0009acd5" officeooo:paragraph-rsid="0009acd5" style:font-size-asian="10.5pt" style:font-weight-asian="normal" style:font-size-complex="12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pas</text:p>
      <text:p text:style-name="P3">En programas de diseño gráfico, cada uno de los grupos de elementos que comparten un mismo nivel virtual en la estructura de un archivo. Lo que diferencia de este tipo de grupos con respecto a otros es que los elementos de cada capa se comportan con respecto a los miembros de otras capas siguiendo unas reglas que simulan el hecho de superponerse físicamente o de estar debajo de las otras capas y esa simulación la hacen en conjunto, no de forma separada.</text:p>
      <text:p text:style-name="P3">La capa se trata como un conjunto con propiedades comunes: Se puede ocultar con una sola orden, de puede cambiar su orden de apilamiento con respecto a otras capas, se puede cambiar la forma en la que visualmente se superpone a otras capas (lo que en programas de Adobe y de otras firmas se llama "modos de fusión"), etc...</text:p>
      <text:p text:style-name="P2">Capa de Presentación</text:p>
      <text:p text:style-name="P3">Una presentación es una forma de ofrecer y mostrar información de datos y resultados de una investigación. Generalmente es utilizado como un apoyo y/o una ayuda-memoria, para expresar los resultados de una investigación.</text:p>
      <text:p text:style-name="P3">La capa de presentación está formada por la lógica de aplicación, que prepara datos para su envío a la capa de cliente y procesa solicitudes desde la capa de cliente para su envío a la lógica de negocios del servidor. La lógica en la capa de presentación está formada normalmente por componentes de J2EE como, por ejemplo, Java Servlet o los componentes de JSP que preparan los datos para enviarlos en formato HTML o XML, o que reciben solicitudes para procesarlas. Esta capa también puede incluir un servicio de portal que proporcione acceso personalizado y seguro a los servicios de negocios en la capa de servicios de negocio.</text:p>
      <text:p text:style-name="P2">Capa Lógica</text:p>
      <text:p text:style-name="P3">La capa de servicios de negocio consiste en la lógica que realiza las funciones principales de la aplicación: procesamiento de datos, implementación de funciones de negocios, coordinación de varios usuarios y administración de recursos externos como, por ejemplo, bases de datos o sistemas heredados. Esta capa suele estar formada por componentes firmemente acoplados que se ajustan al modelo de componentes distribuidos de J2EE como, por ejemplo, los objetos Java, los componentes EJB o los beans conducidos mediante mensajes. Pueden montarse componentes de J2EE individuales para ofrecer servicios de negocios complejos, como, por ejemplo, un servicio de inventario o uno de cálculo de impuestos. Los componentes individuales y los ensamblados de servicios se pueden encapsular como servicios web que no estén firmemente acoplados en un modelo de arquitectura orientada a servicios, que se ajuste a los estándares de la interfaz SOAP (Simple Object Access Protocol). Los servicios de negocios también se pueden crear como servidores independientes como, por ejemplo, un servidor de mensajería o un servidor de calendario empresarial.</text:p>
      <text:p text:style-name="P2">Capa Acceso a los datos</text:p>
      <text:p text:style-name="P3">La capa de datos está formada por los servicios que proporcionan los datos persistentes utilizados por la lógica de negocios. Los datos pueden ser datos de aplicaciones almacenados en un sistema de administración de bases de datos o pueden incluir información de recursos y directorios almacenada en un almacén de datos de protocolo ligero de acceso a directorios (LDAP). Los servicios de datos también pueden incluir alimentación de datos de orígenes externos o datos a los que se puede obtener acceso desde sistemas informáticos heredados.</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9acd5" officeooo:paragraph-rsid="0009acd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Iván Guadalupe Bustamante Corté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10:00:15.782713570</meta:creation-date>
    <dc:date>2021-10-27T10:12:19.507548575</dc:date>
    <meta:editing-duration>PT12M6S</meta:editing-duration>
    <meta:editing-cycles>1</meta:editing-cycles>
    <meta:document-statistic meta:table-count="0" meta:image-count="0" meta:object-count="0" meta:page-count="1" meta:paragraph-count="11" meta:word-count="550" meta:character-count="3396" meta:non-whitespace-character-count="2857"/>
    <meta:generator>LibreOffice/6.4.7.2$Linux_X86_64 LibreOffice_project/40$Build-2</meta:generator>
  </office:meta>
</office:document-meta>
</file>